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b88"/>
    </style:style>
    <style:style style:name="P2" style:family="paragraph" style:parent-style-name="Standard">
      <style:text-properties officeooo:rsid="000d7b88" officeooo:paragraph-rsid="000d7b88"/>
    </style:style>
    <style:style style:name="P3" style:family="paragraph" style:parent-style-name="Standard">
      <style:text-properties officeooo:rsid="000d7b88" officeooo:paragraph-rsid="000ddbc0"/>
    </style:style>
    <style:style style:name="P4" style:family="paragraph" style:parent-style-name="Standard">
      <style:text-properties officeooo:rsid="000d7b88" officeooo:paragraph-rsid="000e38b7"/>
    </style:style>
    <style:style style:name="T1" style:family="text">
      <style:text-properties officeooo:rsid="000ddbc0"/>
    </style:style>
    <style:style style:name="T2" style:family="text">
      <style:text-properties officeooo:rsid="000e38b7"/>
    </style:style>
    <style:style style:name="T3" style:family="text">
      <style:text-properties officeooo:rsid="000ede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tab/>Kiracı Dursun DURMUŞ ‘un kira başlangıç tarihi 31 Ekim 2018 ‘dir. Kiracı 25 Ocak 2019 tarihinde, mecuru 30 Ekim 2019 tarihinde boşaltacağına dair tahliye taahhütnamesi vermiştir. Kiracı, kiranın peşin konuşulmasına rağmen, <text:s/>2018 yılı içerisinde kiraya verene herhangi bir ödeme yapmamıştır. </text:p>
      <text:p text:style-name="P4"><text:tab/></text:p>
      <text:p text:style-name="P4"><text:tab/>Kiraya veren <text:span text:style-name="T2">Hacı Murat BALCI</text:span>, 11/11/2019 tarihinde (kira bitim tarihini izleyen ayın 11. günü), kiracının, verdiği tahliye taahhütnamesine rağmen, mecuru tahliye etmeyeceğini belirtmesi üzerine, Tokat 3. İcra Dairesine, 14 nolu ödeme emri ile şahsen başvurarak tahliye taahhütnamesinin <text:span text:style-name="T1">gereğinin</text:span> yerine getirilmesini istemiştir. <text:span text:style-name="T1">Bunun üzerine,</text:span> 11/11/2019 tarih 2019/37357 esas sayılı dosya ile <text:span text:style-name="T1">İcra Dairesi tarafından işlem başlatılmıştır.</text:span></text:p>
      <text:p text:style-name="P3"/>
      <text:p text:style-name="P3"><text:tab/><text:span text:style-name="T1">İcra Takibinin başlatıldığı günü takip eden 12/11/2019 tarihinde, kiracının kefili Birkan YAYMAZ, “2019-2020 kasım ayları arası işyeri kira bedeli” açıklama notu ekleyerek, PTT üzerinden Hacı Murat Balcı adına 18,500 TL posta havalesi yapmıştır.</text:span></text:p>
      <text:p text:style-name="P4"/>
      <text:p text:style-name="P4"><text:span text:style-name="T1"><text:tab/>Kiracı, 13/12/2019 tarihinde, takibin durdurulması için itirazda bulunmuştur.</text:span></text:p>
      <text:p text:style-name="P4"/>
      <text:p text:style-name="P4"><text:tab/><text:span text:style-name="T2">Kiracının kefili, 02/04/2020 tarihinde, yine PTT üzerinden Hacı Murat BALCI adına, “işyeri kira bedeli” açıklama notlu 5000 TL posta havalesi yapmıştır.</text:span></text:p>
      <text:p text:style-name="P4"/>
      <text:p text:style-name="P4"><text:span text:style-name="T1"><text:s/><text:tab/>Kiraya veren, 20/07/2020 tarihinde 2020/102 esas nolu dosya ile tahliye taahhütnamesine dayalı itirazın kaldırılması ve tahliye davası açmıştır. Dava 24/09/2020 tarihinde kiraya verenin kanunen, vekaleten işlem yapamayacağı yönünde karar vererek davayı reddetmiştir.</text:span></text:p>
      <text:p text:style-name="P1"/>
      <text:p text:style-name="P1"><text:tab/><text:span text:style-name="T3">Bunun üzerine arsa sahibi, Ali Umut BALC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09:42:58.116008249</meta:creation-date>
    <dc:date>2021-09-16T10:28:44.167941162</dc:date>
    <meta:editing-duration>PT1M33S</meta:editing-duration>
    <meta:editing-cycles>1</meta:editing-cycles>
    <meta:document-statistic meta:table-count="0" meta:image-count="0" meta:object-count="0" meta:page-count="1" meta:paragraph-count="8" meta:word-count="196" meta:character-count="1523" meta:non-whitespace-character-count="1322"/>
    <meta:generator>LibreOffice/6.1.5.2$Linux_X86_64 LibreOffice_project/10$Build-2</meta:generator>
  </office:meta>
</office:document-meta>
</file>